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qns" svg:font-family="Sqns"/>
    <style:font-face style:name="sans-serif" svg:font-family="sans-serif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7.488cm"/>
        </style:tab-stops>
      </style:paragraph-properties>
      <style:text-properties style:font-name="Sans" fo:font-weight="bold" officeooo:rsid="00134d01" officeooo:paragraph-rsid="00134d0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187302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34d01" officeooo:paragraph-rsid="00134d01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34d01" officeooo:paragraph-rsid="0013567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3567d" officeooo:paragraph-rsid="0013567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4cf6e" officeooo:paragraph-rsid="0014cf6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34d01" officeooo:paragraph-rsid="0013567d" style:font-size-asian="10.5pt" style:font-style-asian="italic" style:font-weight-asian="normal" style:font-size-complex="10.5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666666" fo:font-size="11pt" fo:font-style="italic" officeooo:paragraph-rsid="00187302" style:font-size-asian="11pt" style:font-style-asian="italic" style:font-size-complex="11pt" style:font-style-complex="italic"/>
    </style:style>
    <style:style style:name="P9" style:family="paragraph" style:parent-style-name="Standard"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style:font-name="sans-serif" fo:font-size="12pt"/>
    </style:style>
    <style:style style:name="T2" style:family="text">
      <style:text-properties style:font-name="sans-serif" fo:font-size="12pt" fo:font-weight="normal" officeooo:rsid="0014cf6e" style:font-weight-asian="normal" style:font-weight-complex="normal"/>
    </style:style>
    <style:style style:name="T3" style:family="text">
      <style:text-properties style:font-name="sans-serif" fo:font-size="12pt" fo:font-weight="normal" officeooo:rsid="00171c72" style:font-weight-asian="normal" style:font-weight-complex="normal"/>
    </style:style>
    <style:style style:name="T4" style:family="text">
      <style:text-properties style:font-name="sans-serif" fo:font-size="12pt" fo:font-style="normal" fo:font-weight="bold" officeooo:rsid="00171c72" style:font-style-asian="normal" style:font-weight-asian="bold" style:font-style-complex="normal" style:font-weight-complex="bold"/>
    </style:style>
    <style:style style:name="T5" style:family="text">
      <style:text-properties style:font-name="sans-serif" fo:font-size="12.75pt"/>
    </style:style>
    <style:style style:name="T6" style:family="text">
      <style:text-properties style:font-name="sans-serif" fo:font-size="12.75pt" officeooo:rsid="001acc6a"/>
    </style:style>
    <style:style style:name="T7" style:family="text">
      <style:text-properties style:font-name="sans-serif" fo:font-size="12.75pt" officeooo:rsid="001c5929"/>
    </style:style>
    <style:style style:name="T8" style:family="text">
      <style:text-properties style:font-name="sans-serif" officeooo:rsid="00153205"/>
    </style:style>
    <style:style style:name="T9" style:family="text">
      <style:text-properties style:font-name="sans-serif" fo:font-weight="normal" officeooo:rsid="0014cf6e" style:font-weight-asian="normal" style:font-weight-complex="normal"/>
    </style:style>
    <style:style style:name="T10" style:family="text">
      <style:text-properties fo:color="#666666" style:font-name="sans-serif" fo:font-size="10.5pt" fo:font-style="italic" officeooo:rsid="00153205" style:font-size-asian="10.5pt" style:font-style-asian="italic" style:font-size-complex="10.5pt" style:font-style-complex="italic"/>
    </style:style>
    <style:style style:name="T11" style:family="text">
      <style:text-properties fo:color="#666666" style:font-name="Sqns" fo:font-size="11pt" fo:font-style="italic" style:font-size-asian="11pt" style:font-style-asian="italic" style:font-size-complex="11pt" style:font-style-complex="italic"/>
    </style:style>
    <style:style style:name="T12" style:family="text">
      <style:text-properties fo:color="#666666" style:font-name="Sans" fo:font-size="11pt" fo:font-style="italic" style:font-size-asian="11pt" style:font-style-asian="italic" style:font-size-complex="11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te Client</text:p>
      <text:p text:style-name="P3"/>
      <text:p text:style-name="P4">–<text:bookmark text:name="page16R_mcid97"/> <text:bookmark text:name="page16R_mcid98"/><text:span text:style-name="T1">Donnez la structure </text:span><text:bookmark text:name="page16R_mcid99"/><text:span text:style-name="T5">struct sockaddr_in sa.</text:span></text:p>
      <text:p text:style-name="P4"><text:span text:style-name="T5"/></text:p>
      <text:p text:style-name="P4"><text:span text:style-name="T1"><text:tab/></text:span><text:span text:style-name="T10">sockaddr_in{</text:span></text:p>
      <text:p text:style-name="P7"><text:span text:style-name="T8"><text:tab/><text:tab/>short sin_family ;</text:span></text:p>
      <text:p text:style-name="P7"><text:span text:style-name="T8"><text:tab/><text:tab/>unsigned short sin_port ;</text:span></text:p>
      <text:p text:style-name="P7"><text:span text:style-name="T8"><text:tab/><text:tab/>struct in_addr sin_addr ;</text:span></text:p>
      <text:p text:style-name="P7"><text:span text:style-name="T8"><text:tab/><text:tab/>char sin_zero[8] ;</text:span></text:p>
      <text:p text:style-name="P7"><text:span text:style-name="T8"><text:tab/>}</text:span></text:p>
      <text:p text:style-name="P5"><text:span text:style-name="T1"/></text:p>
      <text:p text:style-name="P4"><text:span text:style-name="T1"/></text:p>
      <text:p text:style-name="P4">–<text:bookmark text:name="page16R_mcid103"/> <text:bookmark text:name="page16R_mcid104"/><text:span text:style-name="T1">Précisez le nom et le prototype des fonctions à utiliser pour récupérer dans </text:span><text:bookmark text:name="page16R_mcid105"/><text:span text:style-name="T1">/etc/hosts</text:span><text:bookmark text:name="page16R_mcid106"/> <text:bookmark text:name="page16R_mcid107"/><text:span text:style-name="T1">et dans </text:span><text:bookmark text:name="page16R_mcid108"/><text:span text:style-name="T1">/etc/services</text:span><text:bookmark text:name="page16R_mcid109"/> <text:bookmark text:name="page16R_mcid110"/><text:span text:style-name="T1">les données qui compléteront sa ainsi </text:span><text:bookmark text:name="page16R_mcid113"/><text:span text:style-name="T1">que leur valeurs de retour.</text:span></text:p>
      <text:p text:style-name="P4"/>
      <text:p text:style-name="P2"><text:span text:style-name="T2"><text:tab/>Pour récupérer l</text:span><text:span text:style-name="T3">es valeurs dans </text:span><text:span text:style-name="T4">etc/hosts</text:span><text:span text:style-name="T2"> on utilisera la fonction :</text:span></text:p>
      <text:p text:style-name="P2"><text:span text:style-name="T2"/></text:p>
      <text:p text:style-name="P8"><text:span text:style-name="T9"><text:tab/><text:tab/>struct hostent *gethostbyname(const char *name);</text:span></text:p>
      <text:p text:style-name="P6"><text:span text:style-name="T1"/></text:p>
      <text:p text:style-name="P6"><text:span text:style-name="T1"><text:tab/>Et pour le service : getservbyname</text:span></text:p>
      <text:p text:style-name="P4"/>
      <text:p text:style-name="P4"><text:tab/> <text:span text:style-name="T11"><text:s/><text:tab/></text:span><text:span text:style-name="T12">struct servent *getservbyname(const char *name, const char *proto);</text:span></text:p>
      <text:p text:style-name="P4"/>
      <text:p text:style-name="P4"><text:bookmark text:name="page16R_mcid123"/>–<text:bookmark text:name="page16R_mcid124"/> <text:bookmark text:name="page16R_mcid125"/><text:span text:style-name="T1">Donnez le paramétrage de ces fonctions dans notre cas.</text:span></text:p>
      <text:p text:style-name="P4"><text:span text:style-name="T1"><text:tab/></text:span></text:p>
      <text:p text:style-name="P4"><text:span text:style-name="T1"><text:tab/></text:span><text:span text:style-name="T6">Pour la fonction gethostbyname, on utilisera l’élément passe en <text:tab/>argument </text:span><text:span text:style-name="T7">du programme</text:span><text:span text:style-name="T6">: argv[1]</text:span></text:p>
      <text:p text:style-name="P4"><text:span text:style-name="T5"/></text:p>
      <text:p text:style-name="P4">–<text:bookmark text:name="page16R_mcid136"/> <text:bookmark text:name="page16R_mcid137"/><text:span text:style-name="T1">Donnez le format de ces structures et précisez les champs qui viendront renseigner les champs de sa.</text:span></text:p>
      <text:p text:style-name="P4"><text:span text:style-name="T1"/></text:p>
      <text:p text:style-name="P4">–<text:bookmark text:name="page16R_mcid140"/> <text:bookmark text:name="page16R_mcid141"/><text:span text:style-name="T1">Donnez le prototype de la fonction qui permettra d’ouvrir une socket </text:span><text:bookmark text:name="page16R_mcid142"/><text:span text:style-name="T1">(notée</text:span><text:bookmark text:name="page16R_mcid143"/> <text:bookmark text:name="page16R_mcid144"/><text:span text:style-name="T5">int s</text:span><text:bookmark text:name="page16R_mcid145"/><text:span text:style-name="T1">) et ses valeurs de retour</text:span></text:p>
      <text:p text:style-name="P4"/>
      <text:p text:style-name="P4"/>
      <text:p text:style-name="P9"><text:bookmark text:name="page18R_mcid0"/>–<text:bookmark text:name="page18R_mcid1"/> <text:bookmark text:name="page18R_mcid2"/><text:span text:style-name="T1">Donnez le paramétrage de ce</text:span><text:bookmark text:name="page18R_mcid3"/><text:span text:style-name="T1">tte fonction dans notre cas. Le domaine d’adresse sera celui obtenue dans </text:span><text:bookmark text:name="page18R_mcid4"/><text:span text:style-name="T5">*hp.</text:span><text:bookmark text:name="page18R_mcid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qns" svg:font-family="Sqns"/>
    <style:font-face style:name="sans-serif" svg:font-family="sans-serif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09:11:13.078275306</meta:creation-date>
    <dc:date>2021-11-24T10:01:14.730597756</dc:date>
    <meta:editing-duration>PT29M39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157" meta:character-count="1037" meta:non-whitespace-character-count="871"/>
  </office:meta>
</office:document-meta>
</file>